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iragino Kaku Gothic ProN W3" svg:font-family="'Hiragino Kaku Gothic ProN W3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02cm solid #000000" fo:border-top="0.002cm solid #000000"/>
    </style:style>
    <style:style style:name="ce7" style:family="table-cell" style:parent-style-name="Default">
      <style:table-cell-properties fo:border-bottom="none" fo:border-left="none" fo:border-right="0.002cm solid #000000" fo:border-top="none"/>
    </style:style>
    <style:style style:name="ce8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style-name="ce1" office:value-type="string">
            <text:p>clos</text:p>
          </table:table-cell>
          <table:table-cell table:style-name="ce4" office:value-type="float" office:value="741">
            <text:p>741</text:p>
          </table:table-cell>
          <table:table-cell table:style-name="ce4" office:value-type="float" office:value="742">
            <text:p>742</text:p>
          </table:table-cell>
          <table:table-cell table:style-name="ce4" office:value-type="float" office:value="780">
            <text:p>780</text:p>
          </table:table-cell>
          <table:table-cell table:style-name="ce4" office:value-type="float" office:value="813">
            <text:p>813</text:p>
          </table:table-cell>
          <table:table-cell table:style-name="ce4" office:value-type="float" office:value="814">
            <text:p>814</text:p>
          </table:table-cell>
          <table:table-cell table:style-name="ce4" office:value-type="float" office:value="815">
            <text:p>815</text:p>
          </table:table-cell>
          <table:table-cell table:style-name="ce6" office:value-type="float" office:value="817">
            <text:p>817</text:p>
          </table:table-cell>
          <table:table-cell office:value-type="float" office:value="823">
            <text:p>823</text:p>
          </table:table-cell>
          <table:table-cell office:value-type="float" office:value="826">
            <text:p>826</text:p>
          </table:table-cell>
          <table:table-cell office:value-type="float" office:value="830">
            <text:p>830</text:p>
          </table:table-cell>
        </table:table-row>
        <table:table-row table:style-name="ro1">
          <table:table-cell table:style-name="ce2" office:value-type="string">
            <text:p>Ubuntu</text:p>
          </table:table-cell>
          <table:table-cell office:value-type="float" office:value="610">
            <text:p>610</text:p>
          </table:table-cell>
          <table:table-cell office:value-type="float" office:value="558">
            <text:p>558</text:p>
          </table:table-cell>
          <table:table-cell office:value-type="float" office:value="572">
            <text:p>572</text:p>
          </table:table-cell>
          <table:table-cell office:value-type="float" office:value="574">
            <text:p>574</text:p>
          </table:table-cell>
          <table:table-cell office:value-type="float" office:value="571">
            <text:p>571</text:p>
          </table:table-cell>
          <table:table-cell office:value-type="float" office:value="548">
            <text:p>548</text:p>
          </table:table-cell>
          <table:table-cell table:style-name="ce7" office:value-type="float" office:value="550">
            <text:p>550</text:p>
          </table:table-cell>
          <table:table-cell table:number-columns-repeated="2"/>
          <table:table-cell office:value-type="float" office:value="548">
            <text:p>548</text:p>
          </table:table-cell>
        </table:table-row>
        <table:table-row table:style-name="ro1">
          <table:table-cell table:style-name="ce3" office:value-type="string">
            <text:p>OSX</text:p>
          </table:table-cell>
          <table:table-cell table:style-name="ce5" office:value-type="float" office:value="668">
            <text:p>668</text:p>
          </table:table-cell>
          <table:table-cell table:style-name="ce5" office:value-type="float" office:value="669">
            <text:p>669</text:p>
          </table:table-cell>
          <table:table-cell table:style-name="ce5" office:value-type="float" office:value="618">
            <text:p>618</text:p>
          </table:table-cell>
          <table:table-cell table:style-name="ce5" office:value-type="float" office:value="619">
            <text:p>619</text:p>
          </table:table-cell>
          <table:table-cell table:style-name="ce5" office:value-type="float" office:value="612">
            <text:p>612</text:p>
          </table:table-cell>
          <table:table-cell table:style-name="ce5" office:value-type="float" office:value="624">
            <text:p>624</text:p>
          </table:table-cell>
          <table:table-cell table:style-name="ce8" office:value-type="float" office:value="620">
            <text:p>620</text:p>
          </table:table-cell>
          <table:table-cell office:value-type="float" office:value="621">
            <text:p>621</text:p>
          </table:table-cell>
          <table:table-cell office:value-type="float" office:value="606">
            <text:p>606</text:p>
          </table:table-cell>
          <table:table-cell/>
        </table:table-row>
        <table:table-row table:style-name="ro1">
          <table:table-cell table:style-name="ce1" office:value-type="string">
            <text:p>empty</text:p>
          </table:table-cell>
          <table:table-cell table:style-name="ce4" office:value-type="float" office:value="741">
            <text:p>741</text:p>
          </table:table-cell>
          <table:table-cell table:style-name="ce4" office:value-type="float" office:value="742">
            <text:p>742</text:p>
          </table:table-cell>
          <table:table-cell table:style-name="ce4" office:value-type="float" office:value="780">
            <text:p>780</text:p>
          </table:table-cell>
          <table:table-cell table:style-name="ce4" office:value-type="float" office:value="813">
            <text:p>813</text:p>
          </table:table-cell>
          <table:table-cell table:style-name="ce4" table:number-columns-repeated="2"/>
          <table:table-cell table:style-name="ce6"/>
          <table:table-cell table:number-columns-repeated="3"/>
        </table:table-row>
        <table:table-row table:style-name="ro1">
          <table:table-cell table:style-name="ce2" office:value-type="string">
            <text:p>Ubuntu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table:number-columns-repeated="2" office:value-type="float" office:value="61">
            <text:p>61</text:p>
          </table:table-cell>
          <table:table-cell office:value-type="float" office:value="55">
            <text:p>55</text:p>
          </table:table-cell>
          <table:table-cell table:style-name="ce7" office:value-type="float" office:value="54">
            <text:p>54</text:p>
          </table:table-cell>
          <table:table-cell table:number-columns-repeated="2"/>
          <table:table-cell office:value-type="float" office:value="54">
            <text:p>54</text:p>
          </table:table-cell>
        </table:table-row>
        <table:table-row table:style-name="ro1">
          <table:table-cell table:style-name="ce3" office:value-type="string">
            <text:p>OSX</text:p>
          </table:table-cell>
          <table:table-cell table:number-columns-repeated="2" table:style-name="ce5" office:value-type="float" office:value="71">
            <text:p>71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61">
            <text:p>61</text:p>
          </table:table-cell>
          <table:table-cell table:style-name="ce8"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table:style-name="ce1" office:value-type="string">
            <text:p>Load-library</text:p>
          </table:table-cell>
          <table:table-cell table:style-name="ce4" office:value-type="float" office:value="741">
            <text:p>741</text:p>
          </table:table-cell>
          <table:table-cell table:style-name="ce4" office:value-type="float" office:value="742">
            <text:p>742</text:p>
          </table:table-cell>
          <table:table-cell table:style-name="ce4" office:value-type="float" office:value="780">
            <text:p>780</text:p>
          </table:table-cell>
          <table:table-cell table:style-name="ce4" office:value-type="float" office:value="813">
            <text:p>813</text:p>
          </table:table-cell>
          <table:table-cell table:style-name="ce4" table:number-columns-repeated="2"/>
          <table:table-cell table:style-name="ce6"/>
          <table:table-cell table:number-columns-repeated="3"/>
        </table:table-row>
        <table:table-row table:style-name="ro1">
          <table:table-cell table:style-name="ce2" office:value-type="string">
            <text:p>Ubuntu</text:p>
          </table:table-cell>
          <table:table-cell office:value-type="float" office:value="109">
            <text:p>109</text:p>
          </table:table-cell>
          <table:table-cell office:value-type="float" office:value="105">
            <text:p>105</text:p>
          </table:table-cell>
          <table:table-cell office:value-type="float" office:value="102">
            <text:p>102</text:p>
          </table:table-cell>
          <table:table-cell table:number-columns-repeated="2" office:value-type="float" office:value="98">
            <text:p>98</text:p>
          </table:table-cell>
          <table:table-cell office:value-type="float" office:value="93">
            <text:p>93</text:p>
          </table:table-cell>
          <table:table-cell table:style-name="ce7" office:value-type="float" office:value="93">
            <text:p>93</text:p>
          </table:table-cell>
          <table:table-cell table:number-columns-repeated="2"/>
          <table:table-cell office:value-type="float" office:value="93">
            <text:p>93</text:p>
          </table:table-cell>
        </table:table-row>
        <table:table-row table:style-name="ro1">
          <table:table-cell table:style-name="ce3" office:value-type="string">
            <text:p>OSX</text:p>
          </table:table-cell>
          <table:table-cell table:number-columns-repeated="2" table:style-name="ce5" office:value-type="float" office:value="117">
            <text:p>117</text:p>
          </table:table-cell>
          <table:table-cell table:style-name="ce5" office:value-type="float" office:value="115">
            <text:p>115</text:p>
          </table:table-cell>
          <table:table-cell table:number-columns-repeated="2" table:style-name="ce5" office:value-type="float" office:value="114">
            <text:p>114</text:p>
          </table:table-cell>
          <table:table-cell table:style-name="ce5" office:value-type="float" office:value="104">
            <text:p>104</text:p>
          </table:table-cell>
          <table:table-cell table:style-name="ce8"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/>
        </table:table-row>
        <table:table-row table:style-name="ro1">
          <table:table-cell>
            <draw:frame table:end-cell-address="Sheet1.C26" table:end-x="2.149cm" table:end-y="0.352cm" draw:z-index="0" draw:style-name="gr1" svg:width="7.317cm" svg:height="6.928cm" svg:x="0.001cm" svg:y="0.072cm">
              <draw:object draw:notify-on-update-of-ranges="Sheet1.B1:Sheet1.K1 Sheet1.A2:Sheet1.A2 Sheet1.B2:Sheet1.K2 Sheet1.A3:Sheet1.A3 Sheet1.B3:Sheet1.K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>
            <draw:frame table:end-cell-address="Sheet1.F27" table:end-x="2.037cm" table:end-y="0.006cm" draw:z-index="1" draw:style-name="gr1" svg:width="6.661cm" svg:height="6.918cm" svg:x="2.151cm" svg:y="0.151cm">
              <draw:object draw:notify-on-update-of-ranges="Sheet1.B4:Sheet1.O4 Sheet1.A5:Sheet1.A5 Sheet1.B5:Sheet1.O5 Sheet1.A6:Sheet1.A6 Sheet1.B6:Sheet1.O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>
            <draw:frame table:end-cell-address="Sheet1.I26" table:end-x="1.934cm" table:end-y="0.375cm" draw:z-index="2" draw:style-name="gr1" svg:width="6.664cm" svg:height="6.928cm" svg:x="2.044cm" svg:y="0.095cm">
              <draw:object draw:notify-on-update-of-ranges="Sheet1.B7:Sheet1.N7 Sheet1.A8:Sheet1.A8 Sheet1.B8:Sheet1.N8 Sheet1.A9:Sheet1.A9 Sheet1.B9:Sheet1.N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5">
          <table:table-cell table:number-columns-repeated="11"/>
        </table:table-row>
        <table:table-row table:style-name="ro2">
          <table:table-cell table:number-columns-repeated="10"/>
          <table:table-cell office:value-type="string">
            <text:p>uxm</text:p>
          </table:table-cell>
        </table:table-row>
        <table:table-row table:style-name="ro1" table:number-rows-repeated="10">
          <table:table-cell table:number-columns-repeated="11"/>
        </table:table-row>
        <table:table-row table:style-name="ro1">
          <table:table-cell office:value-type="string">
            <text:p>rev742 peephole</text:p>
          </table:table-cell>
          <table:table-cell office:value-type="string">
            <text:p>rev780 pass2/$local-assign</text:p>
          </table:table-cell>
          <table:table-cell/>
          <table:table-cell office:value-type="string">
            <text:p>rev813 pass2/define</text:p>
          </table:table-cell>
          <table:table-cell office:value-type="string">
            <text:p>rev815 erase library</text:p>
          </table:table-cell>
          <table:table-cell office:value-type="string">
            <text:p>rev817 omit then jump</text:p>
          </table:table-cell>
          <table:table-cell office:value-type="string">
            <text:p>rev830REFER_GLOBAL_CALL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iragino Kaku Gothic ProN W3" svg:font-family="'Hiragino Kaku Gothic ProN W3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'Hiragino Mincho ProN W3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Hiragino Kaku Gothic ProN W3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2008/12/17</text:date>, <text:time>15:3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3$Build-9328</meta:generator>
    <meta:creation-date>2008-12-04T17:14:01</meta:creation-date>
    <dc:date>2008-12-17T15:33:44</dc:date>
    <meta:editing-cycles>21</meta:editing-cycles>
    <meta:editing-duration>PT09H17M52S</meta:editing-duration>
    <meta:document-statistic meta:table-count="3" meta:cell-count="85" meta:object-count="3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.0105514526367pt" style:font-size-asian="13.0105514526367pt" style:font-size-complex="13.0105514526367pt"/>
    </style:style>
    <style:style style:name="ch3" style:family="chart">
      <style:graphic-properties draw:stroke="none" svg:stroke-color="#b3b3b3" draw:fill="none" draw:fill-color="#e6e6e6"/>
      <style:text-properties fo:font-size="8.00649261474609pt" style:font-size-asian="8.00649261474609pt" style:font-size-complex="8.00649261474609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.00730419158936pt" style:font-size-asian="9.00730419158936pt" style:font-size-complex="9.00730419158936pt"/>
    </style:style>
    <style:style style:name="ch7" style:family="chart" style:data-style-name="N0">
      <style:chart-properties chart:display-label="true" chart:logarithmic="false" chart:minimum="400" chart:reverse-direction="false" text:line-break="false" chart:visible="true"/>
      <style:graphic-properties svg:stroke-color="#b3b3b3"/>
      <style:text-properties fo:font-size="8pt" style:font-size-asian="8pt" style:font-weight-asian="250" style:font-size-complex="8pt"/>
    </style:style>
    <style:style style:name="ch8" style:family="chart">
      <style:chart-properties style:rotation-angle="90"/>
      <style:text-properties fo:font-size="9.00730419158936pt" style:font-size-asian="9.00730419158936pt" style:font-size-complex="9.00730419158936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7.327cm" svg:height="6.929cm" chart:class="chart:line" chart:style-name="ch1">
        <chart:title svg:x="3.267cm" svg:y="0.151cm" chart:style-name="ch2">
          <text:p>clos</text:p>
        </chart:title>
        <chart:legend chart:legend-position="end" svg:x="5.644cm" svg:y="2.992cm" chart:style-name="ch3"/>
        <chart:plot-area chart:style-name="ch4" table:cell-range-address="Sheet1.B1:Sheet1.K3 Sheet1.A2:Sheet1.K3 Sheet1.A1:Sheet1.A1" chart:data-source-has-labels="both" svg:x="0.089cm" svg:y="0.776cm" svg:width="5.408cm" svg:height="5.937cm">
          <chart:axis chart:dimension="x" chart:name="primary-x" chart:style-name="ch5">
            <chart:title svg:x="2.539cm" svg:y="6.288cm" chart:style-name="ch6">
              <text:p>revision</text:p>
            </chart:title>
            <chart:categories table:cell-range-address="Sheet1.B1:Sheet1.K1"/>
          </chart:axis>
          <chart:axis chart:dimension="y" chart:name="primary-y" chart:style-name="ch7">
            <chart:title svg:x="0.146cm" svg:y="3.843cm" chart:style-name="ch8">
              <text:p>msec</text:p>
            </chart:title>
            <chart:grid chart:style-name="ch9" chart:class="major"/>
          </chart:axis>
          <chart:series chart:style-name="ch10" chart:values-cell-range-address="Sheet1.B2:Sheet1.K2" chart:label-cell-address="Sheet1.A2:Sheet1.A2" chart:class="chart:line">
            <chart:data-point chart:repeated="10"/>
          </chart:series>
          <chart:series chart:style-name="ch11" chart:values-cell-range-address="Sheet1.B3:Sheet1.K3" chart:label-cell-address="Sheet1.A3:Sheet1.A3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K1">741</text:p>
              </table:table-cell>
              <table:table-cell office:value-type="string">
                <text:p>742</text:p>
              </table:table-cell>
              <table:table-cell office:value-type="string">
                <text:p>780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7</text:p>
              </table:table-cell>
              <table:table-cell office:value-type="string">
                <text:p>823</text:p>
              </table:table-cell>
              <table:table-cell office:value-type="string">
                <text:p>826</text:p>
              </table:table-cell>
              <table:table-cell office:value-type="string">
                <text:p>830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2">Ubuntu</text:p>
              </table:table-cell>
              <table:table-cell office:value-type="float" office:value="610">
                <text:p text:id="Sheet1.B2:Sheet1.K2">610</text:p>
              </table:table-cell>
              <table:table-cell office:value-type="float" office:value="558">
                <text:p>558</text:p>
              </table:table-cell>
              <table:table-cell office:value-type="float" office:value="572">
                <text:p>572</text:p>
              </table:table-cell>
              <table:table-cell office:value-type="float" office:value="574">
                <text:p>574</text:p>
              </table:table-cell>
              <table:table-cell office:value-type="float" office:value="571">
                <text:p>571</text:p>
              </table:table-cell>
              <table:table-cell office:value-type="float" office:value="548">
                <text:p>548</text:p>
              </table:table-cell>
              <table:table-cell office:value-type="float" office:value="550">
                <text:p>5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 text:id="Sheet1.A3:Sheet1.A3">OSX</text:p>
              </table:table-cell>
              <table:table-cell office:value-type="float" office:value="668">
                <text:p text:id="Sheet1.B3:Sheet1.K3">668</text:p>
              </table:table-cell>
              <table:table-cell office:value-type="float" office:value="669">
                <text:p>669</text:p>
              </table:table-cell>
              <table:table-cell office:value-type="float" office:value="618">
                <text:p>618</text:p>
              </table:table-cell>
              <table:table-cell office:value-type="float" office:value="619">
                <text:p>619</text:p>
              </table:table-cell>
              <table:table-cell office:value-type="float" office:value="612">
                <text:p>612</text:p>
              </table:table-cell>
              <table:table-cell office:value-type="float" office:value="624">
                <text:p>624</text:p>
              </table:table-cell>
              <table:table-cell office:value-type="float" office:value="620">
                <text:p>620</text:p>
              </table:table-cell>
              <table:table-cell office:value-type="float" office:value="621">
                <text:p>621</text:p>
              </table:table-cell>
              <table:table-cell office:value-type="float" office:value="606">
                <text:p>606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3$Build-932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8596239089966pt" style:font-size-asian="12.8596239089966pt" style:font-size-complex="12.8596239089966pt"/>
    </style:style>
    <style:style style:name="ch3" style:family="chart">
      <style:graphic-properties draw:stroke="none" svg:stroke-color="#b3b3b3" draw:fill="none" draw:fill-color="#e6e6e6"/>
      <style:text-properties fo:font-size="7.91361474990845pt" style:font-size-asian="7.91361474990845pt" style:font-size-complex="7.91361474990845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90281772613525pt" style:font-size-asian="8.90281772613525pt" style:font-size-complex="8.90281772613525pt"/>
    </style:style>
    <style:style style:name="ch7" style:family="chart" style:data-style-name="N0">
      <style:chart-properties chart:display-label="true" chart:logarithmic="false" chart:minimum="50" chart:reverse-direction="false" text:line-break="false" chart:visible="true"/>
      <style:graphic-properties svg:stroke-color="#b3b3b3"/>
      <style:text-properties fo:font-size="8pt" style:font-size-asian="8pt" style:font-weight-asian="250" style:font-size-complex="8pt"/>
    </style:style>
    <style:style style:name="ch8" style:family="chart">
      <style:chart-properties style:rotation-angle="90"/>
      <style:text-properties fo:font-size="8.90281772613525pt" style:font-size-asian="8.90281772613525pt" style:font-size-complex="8.90281772613525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6.662cm" svg:height="6.919cm" chart:class="chart:line" chart:style-name="ch1">
        <chart:title svg:x="2.926cm" svg:y="0.15cm" chart:style-name="ch2">
          <text:p>empty</text:p>
        </chart:title>
        <chart:legend chart:legend-position="end" svg:x="5.008cm" svg:y="2.961cm" chart:style-name="ch3"/>
        <chart:plot-area chart:style-name="ch4" table:cell-range-address="Sheet1.B4:Sheet1.O6 Sheet1.A5:Sheet1.O6 Sheet1.A4:Sheet1.A4" chart:data-source-has-labels="both" svg:x="0.063cm" svg:y="0.8cm" svg:width="4.812cm" svg:height="5.913cm">
          <chart:axis chart:dimension="x" chart:name="primary-x" chart:style-name="ch5">
            <chart:title svg:x="2.218cm" svg:y="6.26cm" chart:style-name="ch6">
              <text:p>revision</text:p>
            </chart:title>
            <chart:categories table:cell-range-address="Sheet1.B4:Sheet1.O4"/>
          </chart:axis>
          <chart:axis chart:dimension="y" chart:name="primary-y" chart:style-name="ch7">
            <chart:title svg:x="0.132cm" svg:y="3.861cm" chart:style-name="ch8">
              <text:p>msec</text:p>
            </chart:title>
            <chart:grid chart:style-name="ch9" chart:class="major"/>
          </chart:axis>
          <chart:series chart:style-name="ch10" chart:values-cell-range-address="Sheet1.B5:Sheet1.O5" chart:label-cell-address="Sheet1.A5:Sheet1.A5" chart:class="chart:line">
            <chart:data-point chart:repeated="14"/>
          </chart:series>
          <chart:series chart:style-name="ch11" chart:values-cell-range-address="Sheet1.B6:Sheet1.O6" chart:label-cell-address="Sheet1.A6:Sheet1.A6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4:Sheet1.O4">741</text:p>
              </table:table-cell>
              <table:table-cell office:value-type="string">
                <text:p>742</text:p>
              </table:table-cell>
              <table:table-cell office:value-type="string">
                <text:p>780</text:p>
              </table:table-cell>
              <table:table-cell office:value-type="string">
                <text:p>813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Sheet1.A5:Sheet1.A5">Ubuntu</text:p>
              </table:table-cell>
              <table:table-cell office:value-type="float" office:value="67">
                <text:p text:id="Sheet1.B5:Sheet1.O5">67</text:p>
              </table:table-cell>
              <table:table-cell office:value-type="float" office:value="65">
                <text:p>65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4">
                <text:p>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1.A6:Sheet1.A6">OSX</text:p>
              </table:table-cell>
              <table:table-cell office:value-type="float" office:value="71">
                <text:p text:id="Sheet1.B6:Sheet1.O6">71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67">
                <text:p>67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3$Build-932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8744440078735pt" style:font-size-asian="12.8744440078735pt" style:font-size-complex="12.8744440078735pt"/>
    </style:style>
    <style:style style:name="ch3" style:family="chart">
      <style:graphic-properties draw:stroke="none" svg:stroke-color="#b3b3b3" draw:fill="none" draw:fill-color="#e6e6e6"/>
      <style:text-properties fo:font-size="7.92273378372192pt" style:font-size-asian="7.92273378372192pt" style:font-size-complex="7.92273378372192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91307640075684pt" style:font-size-asian="8.91307640075684pt" style:font-size-complex="8.91307640075684pt"/>
    </style:style>
    <style:style style:name="ch7" style:family="chart" style:data-style-name="N0">
      <style:chart-properties chart:display-label="true" chart:logarithmic="false" chart:minimum="90" chart:reverse-direction="false" text:line-break="false" chart:visible="true"/>
      <style:graphic-properties svg:stroke-color="#b3b3b3"/>
      <style:text-properties fo:font-size="8pt" style:font-size-asian="8pt" style:font-weight-asian="250" style:font-size-complex="8pt"/>
    </style:style>
    <style:style style:name="ch8" style:family="chart">
      <style:chart-properties style:rotation-angle="90"/>
      <style:text-properties fo:font-size="8.91307640075684pt" style:font-size-asian="8.91307640075684pt" style:font-size-complex="8.91307640075684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6.665cm" svg:height="6.929cm" chart:class="chart:line" chart:style-name="ch1">
        <chart:title svg:x="2.941cm" svg:y="0.153cm" chart:style-name="ch2">
          <text:p>load</text:p>
        </chart:title>
        <chart:legend chart:legend-position="end" svg:x="5.011cm" svg:y="2.966cm" chart:style-name="ch3"/>
        <chart:plot-area chart:style-name="ch4" table:cell-range-address="Sheet1.B7:Sheet1.N9 Sheet1.A8:Sheet1.N9 Sheet1.A7:Sheet1.A7" chart:data-source-has-labels="both" svg:x="0.063cm" svg:y="0.801cm" svg:width="4.814cm" svg:height="5.922cm">
          <chart:axis chart:dimension="x" chart:name="primary-x" chart:style-name="ch5">
            <chart:title svg:x="2.219cm" svg:y="6.27cm" chart:style-name="ch6">
              <text:p>revision</text:p>
            </chart:title>
            <chart:categories table:cell-range-address="Sheet1.B7:Sheet1.N7"/>
          </chart:axis>
          <chart:axis chart:dimension="y" chart:name="primary-y" chart:style-name="ch7">
            <chart:title svg:x="0.133cm" svg:y="3.866cm" chart:style-name="ch8">
              <text:p>msec</text:p>
            </chart:title>
            <chart:grid chart:style-name="ch9" chart:class="major"/>
          </chart:axis>
          <chart:series chart:style-name="ch10" chart:values-cell-range-address="Sheet1.B8:Sheet1.N8" chart:label-cell-address="Sheet1.A8:Sheet1.A8" chart:class="chart:line">
            <chart:data-point chart:repeated="13"/>
          </chart:series>
          <chart:series chart:style-name="ch11" chart:values-cell-range-address="Sheet1.B9:Sheet1.N9" chart:label-cell-address="Sheet1.A9:Sheet1.A9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7:Sheet1.N7">741</text:p>
              </table:table-cell>
              <table:table-cell office:value-type="string">
                <text:p>742</text:p>
              </table:table-cell>
              <table:table-cell office:value-type="string">
                <text:p>780</text:p>
              </table:table-cell>
              <table:table-cell office:value-type="string">
                <text:p>813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Sheet1.A8:Sheet1.A8">Ubuntu</text:p>
              </table:table-cell>
              <table:table-cell office:value-type="float" office:value="109">
                <text:p text:id="Sheet1.B8:Sheet1.N8">109</text:p>
              </table:table-cell>
              <table:table-cell office:value-type="float" office:value="105">
                <text:p>105</text:p>
              </table:table-cell>
              <table:table-cell office:value-type="float" office:value="102">
                <text:p>102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3">
                <text:p>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1.A9:Sheet1.A9">OSX</text:p>
              </table:table-cell>
              <table:table-cell office:value-type="float" office:value="117">
                <text:p text:id="Sheet1.B9:Sheet1.N9">117</text:p>
              </table:table-cell>
              <table:table-cell office:value-type="float" office:value="117">
                <text:p>117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3$Build-932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styles/>
</office:document-styles>
</file>